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10000013B4AB3B4BDF9C79416.png" manifest:media-type="image/png"/>
  <manifest:file-entry manifest:full-path="Pictures/100000010000035C000001671C21726175E8E3BB.png" manifest:media-type="image/png"/>
  <manifest:file-entry manifest:full-path="Pictures/10000001000003620000011FEC26719B61D6AFB1.png" manifest:media-type="image/png"/>
  <manifest:file-entry manifest:full-path="Pictures/10000001000003740000010B084D7E0502F4F1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91" text:anchor-type="char" svg:x="-0.455cm" svg:y="-0.482cm" svg:width="17.191cm" svg:height="5.729cm" draw:z-index="0"><draw:image xlink:href="Pictures/10000001000003B10000013B4AB3B4BDF9C79416.png" xlink:type="simple" xlink:show="embed" xlink:actuate="onLoad" draw:mime-type="image/png"/></draw:frame><draw:frame draw:style-name="fr1" draw:name="Image2" text:anchor-type="char" svg:x="0.266cm" svg:y="5.47cm" svg:width="15.704cm" svg:height="7.28cm" draw:z-index="2"><draw:image xlink:href="Pictures/10000001000003620000011FEC26719B61D6AFB1.png" xlink:type="simple" xlink:show="embed" xlink:actuate="onLoad" draw:mime-type="image/png"/></draw:frame></text:p>
      <text:p text:style-name="Standard"><draw:frame draw:style-name="fr1" draw:name="Image94" text:anchor-type="char" svg:x="-0.43cm" svg:y="7.597cm" svg:width="17.191cm" svg:height="5.191cm" draw:z-index="1"><draw:image xlink:href="Pictures/10000001000003740000010B084D7E0502F4F106.png" xlink:type="simple" xlink:show="embed" xlink:actuate="onLoad" draw:mime-type="image/png"/></draw:frame><draw:frame draw:style-name="fr1" draw:name="Image1" text:anchor-type="char" svg:x="-0.358cm" svg:y="0.162cm" svg:width="17cm" svg:height="7.094cm" draw:z-index="3"><draw:image xlink:href="Pictures/100000010000035C000001671C21726175E8E3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0T17:32:08.008000000</meta:creation-date>
    <dc:date>2023-04-10T17:38:28.486000000</dc:date>
    <meta:editing-duration>PT6M20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